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0.055cm" table:align="left"/>
    </style:style>
    <style:style style:name="Tableau1.A" style:family="table-column">
      <style:table-column-properties style:column-width="1.475cm"/>
    </style:style>
    <style:style style:name="Tableau1.B" style:family="table-column">
      <style:table-column-properties style:column-width="9.232cm"/>
    </style:style>
    <style:style style:name="Tableau1.C" style:family="table-column">
      <style:table-column-properties style:column-width="9.349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1.63cm"/>
    </style:style>
    <style:style style:name="Tableau1.B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C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9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1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" style:family="table">
      <style:table-properties style:width="9.038cm" table:align="margins"/>
    </style:style>
    <style:style style:name="Tableau2.A" style:family="table-column">
      <style:table-column-properties style:column-width="4.519cm" style:rel-column-width="32767*"/>
    </style:style>
    <style:style style:name="Tableau2.B" style:family="table-column">
      <style:table-column-properties style:column-width="4.519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3" style:family="table">
      <style:table-properties style:width="18.387cm" table:align="margins"/>
    </style:style>
    <style:style style:name="Tableau3.A" style:family="table-column">
      <style:table-column-properties style:column-width="4.597cm" style:rel-column-width="16383*"/>
    </style:style>
    <style:style style:name="Tableau3.D" style:family="table-column">
      <style:table-column-properties style:column-width="4.597cm" style:rel-column-width="16386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able_20_Contents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4" style:family="paragraph" style:parent-style-name="Table_20_Contents">
      <loext:graphic-properties draw:fill="solid" draw:fill-color="#ffff99" draw:opacity="100%"/>
      <style:paragraph-properties fo:background-color="#ffff99"/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7" style:family="paragraph" style:parent-style-name="Table_20_Contents">
      <loext:graphic-properties draw:fill="solid" draw:fill-color="#ffff99" draw:opacity="100%"/>
      <style:paragraph-properties fo:background-color="#ffff99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8" style:family="paragraph" style:parent-style-name="Table_20_Contents"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omic Sans MS"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Comic Sans MS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#ddddd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3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mic Sans MS" fo:font-size="9pt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Comic Sans MS" fo:font-size="7pt" style:font-size-asian="7pt" style:font-size-complex="7p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Comic Sans MS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7" style:family="paragraph" style:parent-style-name="Table_20_Contents">
      <style:paragraph-properties fo:margin-top="0cm" fo:margin-bottom="0cm" loext:contextual-spacing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top="0cm" fo:margin-bottom="0cm" loext:contextual-spacing="false"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9" style:family="paragraph" style:parent-style-name="Table_20_Contents">
      <loext:graphic-properties draw:fill="solid" draw:fill-color="#ffff99" draw:opacity="100%"/>
      <style:paragraph-properties fo:margin-top="0cm" fo:margin-bottom="0cm" loext:contextual-spacing="false" fo:background-color="#ffff99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margin-top="0cm" fo:margin-bottom="0cm" loext:contextual-spacing="false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margin-top="0cm" fo:margin-bottom="0cm" loext:contextual-spacing="false" fo:text-align="start" style:justify-single-word="false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Comic Sans MS" fo:font-size="11pt" officeooo:rsid="00140abb" officeooo:paragraph-rsid="00140abb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Comic Sans MS" fo:font-size="11pt" fo:font-weight="normal" officeooo:rsid="0015b4f9" officeooo:paragraph-rsid="0015b4f9" fo:background-color="transparent" style:font-size-asian="11pt" style:font-weight-asian="normal" style:font-size-complex="11pt" style:font-weight-complex="normal"/>
    </style:style>
    <style:style style:name="P25" style:family="paragraph" style:parent-style-name="Standard">
      <style:text-properties fo:font-weight="normal" officeooo:rsid="00140abb" officeooo:paragraph-rsid="00140abb" style:font-weight-asian="normal" style:font-weight-complex="normal"/>
    </style:style>
    <style:style style:name="T1" style:family="text">
      <style:text-properties fo:background-color="#33ff99" loext:char-shading-value="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40ab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3" office:value-type="string">
            <text:p text:style-name="P9">Vendredi <text:span text:style-name="T3">30</text:span> novembre 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4">horaires</text:p>
          </table:table-cell>
          <table:table-cell table:style-name="Tableau1.B2" office:value-type="string">
            <text:p text:style-name="P11">CP</text:p>
          </table:table-cell>
          <table:table-cell table:style-name="Tableau1.C2" office:value-type="string">
            <text:p text:style-name="P11">CE1</text:p>
          </table:table-cell>
        </table:table-row>
        <table:table-row>
          <table:table-cell table:style-name="Tableau1.A2" table:number-rows-spanned="2" office:value-type="string">
            <text:p text:style-name="P9">8h30</text:p>
            <text:p text:style-name="P9"/>
            <text:p text:style-name="P9"/>
            <text:p text:style-name="P9"/>
            <text:p text:style-name="P9">8h45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9h15</text:p>
            <text:p text:style-name="P9"/>
            <text:p text:style-name="P9"/>
            <text:p text:style-name="P9"/>
            <text:p text:style-name="P9">9h45</text:p>
          </table:table-cell>
          <table:table-cell table:style-name="Tableau1.B3" table:number-columns-spanned="2" office:value-type="string">
            <text:p text:style-name="P3">Rituel : - le jour d'aujourd'hui : la roue des jours + écriture de la date au tableau. Encodage par les CP</text:p>
            <text:p text:style-name="P3">Conseil d'élèves si des demandes particulières ont été formulées pendant la semaine</text:p>
          </table:table-cell>
          <table:covered-table-cell/>
        </table:table-row>
        <table:table-row>
          <table:covered-table-cell/>
          <table:table-cell table:style-name="Tableau1.A2" office:value-type="string">
            <text:p text:style-name="P8">Lecture</text:p>
            <text:p text:style-name="P5">→ coller les devoirs</text:p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5">→ s'entrainer dictée de mots-outils et syllabes sur ordinateurs → écrire sur <text:span text:style-name="T1">fiche + autocorrection</text:span></text:p>
                </table:table-cell>
                <table:table-cell table:style-name="Tableau2.B1" office:value-type="string">
                  <text:p text:style-name="P3">→ écriture sur le cahier → critères de réussite à remplir</text:p>
                </table:table-cell>
              </table:table-row>
            </table:table>
            <text:p text:style-name="P8">→ <text:span text:style-name="T2">lire dans sa tête le texte : entourer les mots et les sons qu'on connaît. </text:span></text:p>
            <text:p text:style-name="P4">→ lecture sur le TBI des phrases du texte.</text:p>
            <text:p text:style-name="P4">→ questions sur la compréhension du texte : mimer le texte.</text:p>
            <text:p text:style-name="P4">→ exercices du fichier</text:p>
          </table:table-cell>
          <table:table-cell table:style-name="Tableau1.C4" office:value-type="string">
            <text:p text:style-name="P20">Lecture explicite</text:p>
            <text:p text:style-name="P19">Lectorino-Lectorinette : suite module 2</text:p>
            <text:p text:style-name="P20">Copie</text:p>
            <text:p text:style-name="P17">Exercices de copie sur cahier d'entrainement</text:p>
            <text:p text:style-name="P20">EDL</text:p>
            <text:p text:style-name="P17">séquence n°9 Retz</text:p>
            <text:p text:style-name="P21">Dictée</text:p>
            <text:p text:style-name="P17">Écoute de la dictée au casque</text:p>
            <text:p text:style-name="P18">Ecrire la dictée sur son cahier</text:p>
            <text:p text:style-name="P18">Autocorrection en vert sur la table de correction (prévoir fiche de correction et stylo vert pour pas de triche possible)</text:p>
          </table:table-cell>
        </table:table-row>
        <table:table-row>
          <table:table-cell table:style-name="Tableau1.A2" office:value-type="string">
            <text:p text:style-name="P9">10h00</text:p>
          </table:table-cell>
          <table:table-cell table:style-name="Tableau1.C2" table:number-columns-spanned="2" office:value-type="string">
            <text:p text:style-name="P12">Récréation</text:p>
          </table:table-cell>
          <table:covered-table-cell/>
        </table:table-row>
        <table:table-row table:style-name="Tableau1.6">
          <table:table-cell table:style-name="Tableau1.A2" table:number-rows-spanned="2" office:value-type="string">
            <text:p text:style-name="P9">10h15</text:p>
            <text:p text:style-name="P9"/>
            <text:p text:style-name="P9"/>
            <text:p text:style-name="P9"/>
            <text:p text:style-name="P9">10h30</text:p>
          </table:table-cell>
          <table:table-cell table:style-name="Tableau1.B6" office:value-type="string">
            <text:p text:style-name="P7">→ apprendre les mots-outils TAOKI, s'entrainer sur les petits accordéons en papier + les écrire dans son carnet de mots-outils</text:p>
          </table:table-cell>
          <table:table-cell table:style-name="Tableau1.C6" office:value-type="string">
            <text:p text:style-name="P18">Plan de travail </text:p>
          </table:table-cell>
        </table:table-row>
        <table:table-row>
          <table:covered-table-cell/>
          <table:table-cell table:style-name="Tableau1.C6" table:number-columns-spanned="2" office:value-type="string">
            <text:p text:style-name="P2">Calcul mental :<text:span text:style-name="T2"> cf classeur rouge</text:span></text:p>
          </table:table-cell>
          <table:covered-table-cell/>
        </table:table-row>
        <table:table-row>
          <table:table-cell table:style-name="Tableau1.A2" office:value-type="string">
            <text:p text:style-name="P9">10h45</text:p>
          </table:table-cell>
          <table:table-cell table:style-name="Tableau1.C6" table:number-columns-spanned="2" office:value-type="string">
            <text:p text:style-name="P2">Maths</text:p>
            <text:p text:style-name="P25">découverte perles colorées <text:s text:c="48"/>additions posées sans retenues</text:p>
          </table:table-cell>
          <table:covered-table-cell/>
        </table:table-row>
        <table:table-row>
          <table:table-cell table:style-name="Tableau1.A2" office:value-type="string">
            <text:p text:style-name="P9">11h30</text:p>
          </table:table-cell>
          <table:table-cell table:style-name="Tableau1.B9" table:number-columns-spanned="2" office:value-type="string">
            <text:p text:style-name="P13">Pause méridienne</text:p>
          </table:table-cell>
          <table:covered-table-cell/>
        </table:table-row>
        <table:table-row>
          <table:table-cell table:style-name="Tableau1.A2" office:value-type="string">
            <text:p text:style-name="P9">13h00</text:p>
          </table:table-cell>
          <table:table-cell table:style-name="Tableau1.C6" table:number-columns-spanned="2" office:value-type="string">
            <text:p text:style-name="P23">EMC : <text:span text:style-name="T3">conseil d’élèves : propositions diverses, changement de ceintures</text:span></text:p>
            <text:p text:style-name="P24">Ranger dans classeurs et cahiers</text:p>
          </table:table-cell>
          <table:covered-table-cell/>
        </table:table-row>
        <table:table-row>
          <table:table-cell table:style-name="Tableau1.A2" office:value-type="string">
            <text:p text:style-name="P9">13h45</text:p>
            <text:p text:style-name="P9"/>
          </table:table-cell>
          <table:table-cell table:style-name="Tableau1.C6" table:number-columns-spanned="2" office:value-type="string">
            <text:p text:style-name="P6">Ateliers autonome de maths : plan de travail </text:p>
            <text:p text:style-name="P6">Prise en charge d'un groupe en difficultés par PE : <text:span text:style-name="T3">CE1 problèmes</text:span></text:p>
          </table:table-cell>
          <table:covered-table-cell/>
        </table:table-row>
        <table:table-row>
          <table:table-cell table:style-name="Tableau1.A12" office:value-type="string">
            <text:p text:style-name="P9">14h30</text:p>
          </table:table-cell>
          <table:table-cell table:style-name="Tableau1.B9" table:number-columns-spanned="2" office:value-type="string">
            <text:p text:style-name="P16">Récréation</text:p>
          </table:table-cell>
          <table:covered-table-cell/>
        </table:table-row>
        <table:table-row>
          <table:table-cell table:style-name="Tableau1.A2" office:value-type="string">
            <text:p text:style-name="P9">14h45</text:p>
            <text:p text:style-name="P15">les groupes tournent au bout de 30 min</text:p>
            <text:p text:style-name="P9">15h45</text:p>
            <text:p text:style-name="P9">16h00</text:p>
          </table:table-cell>
          <table:table-cell table:style-name="Tableau1.C6" table:number-columns-spanned="2" office:value-type="string">
            <table:table table:name="Tableau3" table:style-name="Tableau3">
              <table:table-column table:style-name="Tableau3.A" table:number-columns-repeated="3"/>
              <table:table-column table:style-name="Tableau3.D"/>
              <table:table-row>
                <table:table-cell table:style-name="Tableau3.A1" office:value-type="string">
                  <text:p text:style-name="P10">Groupe 1 CP</text:p>
                </table:table-cell>
                <table:table-cell table:style-name="Tableau3.A1" office:value-type="string">
                  <text:p text:style-name="P10">Groupe 2 CP</text:p>
                </table:table-cell>
                <table:table-cell table:style-name="Tableau3.A1" office:value-type="string">
                  <text:p text:style-name="P10">Groupe 1 CE1</text:p>
                </table:table-cell>
                <table:table-cell table:style-name="Tableau3.D1" office:value-type="string">
                  <text:p text:style-name="P10">Groupe 2 CE1</text:p>
                </table:table-cell>
              </table:table-row>
              <table:table-row>
                <table:table-cell table:style-name="Tableau3.A2" table:number-rows-spanned="2" office:value-type="string">
                  <text:p text:style-name="P22">Atelier confusions de sons</text:p>
                </table:table-cell>
                <table:table-cell table:style-name="Tableau3.A2" table:number-rows-spanned="2" office:value-type="string">
                  <text:p text:style-name="P10">Dictées muettes (encodage)</text:p>
                </table:table-cell>
                <table:table-cell table:style-name="Tableau3.C2" table:number-columns-spanned="2" office:value-type="string">
                  <text:p text:style-name="P10">Ateliers autonomes : plan de travail</text:p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Tableau3.C2" table:number-columns-spanned="2" office:value-type="string">
                  <text:p text:style-name="P22">Séance 2 : le déterminant</text:p>
                </table:table-cell>
                <table:covered-table-cell/>
              </table:table-row>
            </table:table>
            <text:p text:style-name="P6">Bilan des ateliers / Regard sur les plans de travail. 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62cm" fo:margin-bottom="2cm" fo:margin-left="0.203cm" fo:margin-right="0.6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brina Agnellini</meta:initial-creator>
    <meta:creation-date>2018-09-17T16:24:40.49</meta:creation-date>
    <dc:date>2018-11-30T10:56:05.136000000</dc:date>
    <meta:editing-duration>P3DT8H25M27S</meta:editing-duration>
    <meta:editing-cycles>11</meta:editing-cycles>
    <meta:generator>LibreOffice/5.3.7.2$Windows_X86_64 LibreOffice_project/6b8ed514a9f8b44d37a1b96673cbbdd077e24059</meta:generator>
    <meta:document-statistic meta:table-count="3" meta:image-count="0" meta:object-count="0" meta:page-count="1" meta:paragraph-count="61" meta:word-count="301" meta:character-count="1773" meta:non-whitespace-character-count="1480"/>
  </office:meta>
</office:document-meta>
</file>